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cc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e no touch</text:p>
          </table:table-cell>
          <table:table-cell table:formula="of:= 0.038 *0.000000001" office:value-type="float" office:value="0.000000000038" calcext:value-type="float">
            <text:p>3.8E-1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e touch</text:p>
          </table:table-cell>
          <table:table-cell table:style-name="ce1" office:value-type="float" office:value="0.000000000045" calcext:value-type="float">
            <text:p>4.50E-1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 0.0000005" office:value-type="float" office:value="0.0000005" calcext:value-type="float">
            <text:p>5E-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table:formula="of:=[.B4]/[.B3]" office:value-type="float" office:value="11111.1111111111" calcext:value-type="float">
            <text:p>11111.111111111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t Re be 470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 high threshold </text:p>
          </table:table-cell>
          <table:table-cell table:formula="of:=0.445*3.3 +0.398" office:value-type="float" office:value="1.8665" calcext:value-type="float">
            <text:p>1.866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ample</text:p>
          </table:table-cell>
          <table:table-cell table:style-name="ce1" table:formula="of:=0.00000001" office:value-type="float" office:value="0.00000001" calcext:value-type="float">
            <text:p>1.00E-0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rge on Ce notouch</text:p>
          </table:table-cell>
          <table:table-cell table:formula="of:=[.B2]*[.B1]" office:value-type="float" office:value="0.0000000001254" calcext:value-type="float">
            <text:p>1.254E-10</text:p>
          </table:table-cell>
          <table:table-cell office:value-type="string" calcext:value-type="string">
            <text:p>Coul</text:p>
          </table:table-cell>
        </table:table-row>
        <table:table-row table:style-name="ro1">
          <table:table-cell office:value-type="string" calcext:value-type="string">
            <text:p>charge on CE touch</text:p>
          </table:table-cell>
          <table:table-cell table:formula="of:=[.B3]*[.B1]" office:value-type="float" office:value="0.0000000001485" calcext:value-type="float">
            <text:p>1.485E-10</text:p>
          </table:table-cell>
          <table:table-cell/>
        </table:table-row>
        <table:table-row table:style-name="ro1">
          <table:table-cell office:value-type="string" calcext:value-type="string">
            <text:p>charge on Cs</text:p>
          </table:table-cell>
          <table:table-cell table:formula="of:=[.B10]*[.B8]" office:value-type="float" office:value="0.000000018665" calcext:value-type="float">
            <text:p>1.8665E-0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charges no touch</text:p>
          </table:table-cell>
          <table:table-cell table:formula="of:=[.B14]/[.B12]" office:value-type="float" office:value="148.84370015949" calcext:value-type="float">
            <text:p>148.84370015949</text:p>
          </table:table-cell>
          <table:table-cell/>
        </table:table-row>
        <table:table-row table:style-name="ro1">
          <table:table-cell office:value-type="string" calcext:value-type="string">
            <text:p>ncharges touch</text:p>
          </table:table-cell>
          <table:table-cell table:formula="of:=[.B14]/[.B13]" office:value-type="float" office:value="125.690235690236" calcext:value-type="float">
            <text:p>125.69023569023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 470 * 0.0000000001*10" office:value-type="float" office:value="0.00000047" calcext:value-type="float">
            <text:p>4.7E-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00:29:00.366059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8:57:20.530678948</meta:creation-date>
    <dc:date>2017-10-09T03:37:55.206097135</dc:date>
    <meta:editing-duration>PT43M15S</meta:editing-duration>
    <meta:editing-cycles>2</meta:editing-cycles>
    <meta:generator>LibreOffice/5.3.0.3$Linux_X86_64 LibreOffice_project/30m0$Build-3</meta:generator>
    <meta:document-statistic meta:table-count="1" meta:cell-count="32" meta:object-count="0"/>
  </office:meta>
</office:document-meta>
</file>